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paragraph-properties fo:background-color="#cccccc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>take building / floors / rooms offline and bring them back</text:p>
      <text:p text:style-name="P3"><text:tab/>bool attached to rooms, methods for taking larger sections out</text:p>
      <text:p text:style-name="P3"><text:tab/>change is_available functio</text:p>
      <text:p text:style-name="P5">Move members to different rooms, copying their calendars over</text:p>
      <text:p text:style-name="Standard"/>
      <text:p text:style-name="P6">TOGGLING NOTES</text:p>
      <text:p text:style-name="P6">taking offline deletes all events of all room calendars</text:p>
      <text:p text:style-name="P6">it does not attempt to auto reassign scheduled occupancies</text:p>
      <text:p text:style-name="P6">putting back online will make all rooms online</text:p>
      <text:p text:style-name="P6">offline room set to not show in rooms_master</text:p>
      <text:p text:style-name="P6">does not remove owners</text:p>
      <text:p text:style-name="Standard"/>
      <text:p text:style-name="Standard">drop downs wrong color and word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12T10:54:51.68</dc:date>
    <dc:creator>Trevor Pierson</dc:creator>
    <meta:editing-duration>P7DT14H44M13S</meta:editing-duration>
    <meta:editing-cycles>86</meta:editing-cycles>
    <meta:generator>OpenOffice/4.1.13$Win32 OpenOffice.org_project/4113m1$Build-9810</meta:generator>
    <meta:document-statistic meta:table-count="0" meta:image-count="0" meta:object-count="0" meta:page-count="1" meta:paragraph-count="38" meta:word-count="267" meta:character-count="1514"/>
  </office:meta>
</office:document-meta>
</file>